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  <style:font-face style:name="Times New Roman" svg:font-family="Times New Roman"/>
    <style:font-face style:name="Trebuchet MS" svg:font-family="Trebuchet M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Trebuchet MS" fo:font-size="13.0pt" fo:color="#666666"/>
    </style:style>
    <style:style style:name="P2" style:family="paragraph" style:parent-style-name="Standard">
      <style:paragraph-properties fo:margin-top="0.1390in"/>
      <style:text-properties style:font-name="Trebuchet MS" fo:font-size="13.0pt"/>
    </style:style>
    <style:style style:name="P3" style:family="paragraph" style:parent-style-name="Standard">
      <style:text-properties style:font-name="Times New Roman" fo:font-size="11.0pt"/>
    </style:style>
    <style:style style:name="P4" style:family="paragraph" style:parent-style-name="Standard">
      <style:text-properties style:font-name="Times" fo:font-size="11.0pt" fo:color="#5b0f00"/>
    </style:style>
    <style:style style:name="P5" style:family="paragraph" style:parent-style-name="Standard">
      <style:paragraph-properties>
        <style:tab-stops>
          <style:tab-stop style:position="4.0626in"/>
        </style:tab-stops>
      </style:paragraph-properties>
      <style:text-properties style:font-name="Times" fo:font-size="10.0pt"/>
    </style:style>
    <style:style style:name="P6" style:family="paragraph" style:parent-style-name="Standard">
      <style:paragraph-properties>
        <style:tab-stops>
          <style:tab-stop style:position="4.0626in"/>
        </style:tab-stops>
      </style:paragraph-properties>
      <style:text-properties style:font-name="Times" fo:font-size="10.0pt" fo:color="#38761d"/>
    </style:style>
    <style:style style:name="P7" style:family="paragraph" style:parent-style-name="Standard">
      <style:paragraph-properties>
        <style:tab-stops>
          <style:tab-stop style:position="4.0626in"/>
        </style:tab-stops>
      </style:paragraph-properties>
      <style:text-properties style:font-name="Times" fo:font-size="10.0pt" fo:color="#0000ff" fo:background-color="#ffffff"/>
    </style:style>
    <style:style style:name="P8" style:family="paragraph" style:parent-style-name="Standard">
      <style:paragraph-properties>
        <style:tab-stops>
          <style:tab-stop style:position="4.0626in"/>
        </style:tab-stops>
      </style:paragraph-properties>
      <style:text-properties style:font-name="Times" fo:font-size="10.0pt" fo:color="#0000ff"/>
    </style:style>
    <style:style style:name="P9" style:family="paragraph" style:parent-style-name="Standard">
      <style:paragraph-properties>
        <style:tab-stops>
          <style:tab-stop style:position="4.0626in"/>
        </style:tab-stops>
      </style:paragraph-properties>
      <style:text-properties style:font-name="Times New Roman" fo:font-size="11.0pt"/>
    </style:style>
    <style:style style:name="P10" style:family="paragraph" style:parent-style-name="Standard">
      <style:paragraph-properties>
        <style:tab-stops>
          <style:tab-stop style:position="4.0626in"/>
        </style:tab-stops>
      </style:paragraph-properties>
      <style:text-properties style:font-name="Times" fo:font-size="10.0pt" fo:color="#008080"/>
    </style:style>
    <style:style style:name="P11" style:family="paragraph" style:parent-style-name="Standard">
      <style:paragraph-properties fo:line-height="115%"/>
      <style:text-properties style:font-name="Arial" fo:font-size="11.0pt"/>
    </style:style>
    <style:style style:name="T1" style:family="text">
      <style:text-properties fo:font-style="italic" fo:font-style-asian="italic" fo:font-style-complex="italic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weight="bold" fo:font-weight-asian="bold" fo:font-weight-complex="bold" fo:color="#0000ff"/>
    </style:style>
    <style:style style:name="T4" style:family="text">
      <style:text-properties fo:color="#008080"/>
    </style:style>
    <style:style style:name="T5" style:family="text">
      <style:text-properties fo:color="#000000"/>
    </style:style>
    <style:style style:name="T6" style:family="text">
      <style:text-properties fo:color="#0000ff"/>
    </style:style>
    <style:style style:name="T7" style:family="text">
      <style:text-properties fo:color="#000000" fo:background-color="transparent"/>
    </style:style>
    <style:style style:name="T8" style:family="text">
      <style:text-properties fo:font-weight="bold" fo:font-weight-asian="bold" fo:font-weight-complex="bold" fo:color="#0000ff" fo:background-color="#ffffff"/>
    </style:style>
    <style:style style:name="T9" style:family="text">
      <style:text-properties fo:color="#0000ff" fo:background-color="#ffffff"/>
    </style:style>
    <style:style style:name="T10" style:family="text">
      <style:text-properties fo:color="#1155cc"/>
    </style:style>
    <style:style style:name="T11" style:family="text">
      <style:text-properties fo:background-color="#ffffff"/>
    </style:style>
    <style:style style:name="T12" style:family="text">
      <style:text-properties fo:font-weight="bold" fo:font-weight-asian="bold" fo:font-weight-complex="bold" fo:color="#008080"/>
    </style:style>
    <style:style style:name="T13" style:family="text">
      <style:text-properties fo:color="#38761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afny Cheatsheet</text:span></text:p>
      <text:p text:style-name="P2"><text:span text:style-name="T2">Imperative and OO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2">Keyword(s)</text:span></text:p>
          </table:table-cell>
          <table:table-cell table:style-name="TableCell1">
            <text:p text:style-name="P3"><text:span text:style-name="T2">What it does</text:span></text:p>
          </table:table-cell>
          <table:table-cell table:style-name="TableCell1">
            <text:p text:style-name="P3"><text:span text:style-name="T2">Snippet</text:span></text:p>
          </table:table-cell>
        </table:table-row>
        <table:table-row>
          <table:table-cell table:style-name="TableCell1">
            <text:p text:style-name="P4"><text:span text:style-name="T2">var</text:span></text:p>
          </table:table-cell>
          <table:table-cell table:style-name="TableCell1">
            <text:p text:style-name="P3">declares variables</text:p>
          </table:table-cell>
          <table:table-cell table:style-name="TableCell1">
            <text:p text:style-name="P5"><text:span text:style-name="T3">var</text:span><text:s/>nish: <text:span text:style-name="T4">int</text:span>;</text:p>
            <text:p text:style-name="P6"><text:span text:style-name="T3">var</text:span><text:span text:style-name="T5"><text:s/>m </text:span><text:span text:style-name="T6">:=</text:span><text:span text:style-name="T5"><text:s/></text:span><text:span text:style-name="T4">5</text:span><text:span text:style-name="T5">;<text:tab/></text:span>/* inferred type */</text:p>
            <text:p text:style-name="P5"><text:span text:style-name="T3">var</text:span><text:s/>i: <text:span text:style-name="T4">int</text:span>, j: <text:span text:style-name="T4">nat</text:span>;</text:p>
            <text:p text:style-name="P5"><text:span text:style-name="T3">var</text:span><text:s/>x, y, z: <text:span text:style-name="T4">bool</text:span><text:s/><text:span text:style-name="T6">:=</text:span><text:s/><text:span text:style-name="T4">1</text:span>, <text:span text:style-name="T4">2</text:span>, <text:span text:style-name="T6">true</text:span>;</text:p>
          </table:table-cell>
        </table:table-row>
        <table:table-row>
          <table:table-cell table:style-name="TableCell1">
            <text:p text:style-name="P4"><text:span text:style-name="T2">:=</text:span></text:p>
          </table:table-cell>
          <table:table-cell table:style-name="TableCell1">
            <text:p text:style-name="P3">assignment</text:p>
          </table:table-cell>
          <table:table-cell table:style-name="TableCell1">
            <text:p text:style-name="P7"><text:span text:style-name="T7">z </text:span><text:span text:style-name="T2">:=</text:span><text:s/>false;</text:p>
            <text:p text:style-name="P6"><text:span text:style-name="T5">x, y </text:span><text:span text:style-name="T8">:=</text:span><text:span text:style-name="T9"><text:s/></text:span><text:span text:style-name="T5">x+y, x-y;<text:tab/></text:span>/* parallel assignment */</text:p>
          </table:table-cell>
        </table:table-row>
        <table:table-row>
          <table:table-cell table:style-name="TableCell1">
            <text:p text:style-name="P4"><text:span text:style-name="T2">if..else</text:span></text:p>
          </table:table-cell>
          <table:table-cell table:style-name="TableCell1">
            <text:p text:style-name="P3">conditional statement</text:p>
          </table:table-cell>
          <table:table-cell table:style-name="TableCell1">
            <text:p text:style-name="P6"><text:span text:style-name="T8">if</text:span><text:span text:style-name="T9"><text:s/></text:span><text:span text:style-name="T5">z { x </text:span><text:span text:style-name="T9">:=</text:span><text:span text:style-name="T5"><text:s/>x + </text:span><text:span text:style-name="T4">1</text:span><text:span text:style-name="T5">; }<text:tab/></text:span>/* braces are */</text:p>
            <text:p text:style-name="P6"><text:span text:style-name="T8">else</text:span><text:span text:style-name="T9"><text:s/></text:span><text:span text:style-name="T5">{ y </text:span><text:span text:style-name="T9">:= </text:span><text:span text:style-name="T5">y - </text:span><text:span text:style-name="T4">1</text:span><text:span text:style-name="T5">; }<text:tab/></text:span>/* mandatory */</text:p>
          </table:table-cell>
        </table:table-row>
        <table:table-row>
          <table:table-cell table:style-name="TableCell1">
            <text:p text:style-name="P4"><text:span text:style-name="T2">if..then<text:line-break/>..else</text:span></text:p>
          </table:table-cell>
          <table:table-cell table:style-name="TableCell1">
            <text:p text:style-name="P3">conditional expression</text:p>
          </table:table-cell>
          <table:table-cell table:style-name="TableCell1">
            <text:p text:style-name="P5">m := <text:span text:style-name="T8">if</text:span><text:span text:style-name="T9"><text:s/></text:span>x &lt; y <text:span text:style-name="T8">then</text:span><text:span text:style-name="T9"><text:s/></text:span>x <text:span text:style-name="T8">else</text:span><text:span text:style-name="T9"><text:s/></text:span>y;</text:p>
          </table:table-cell>
        </table:table-row>
        <table:table-row>
          <table:table-cell table:style-name="TableCell1">
            <text:p text:style-name="P4"><text:span text:style-name="T2">while<text:line-break/>forall</text:span></text:p>
          </table:table-cell>
          <table:table-cell table:style-name="TableCell1">
            <text:p text:style-name="P3">loops</text:p>
          </table:table-cell>
          <table:table-cell table:style-name="TableCell1">
            <text:p text:style-name="P5"><text:span text:style-name="T8">while</text:span><text:span text:style-name="T9"><text:s/></text:span>x &gt; y { x <text:span text:style-name="T9">:=</text:span><text:s/>x - y; }<text:line-break/><text:span text:style-name="T3">forall</text:span><text:s/>i | <text:span text:style-name="T4">0</text:span><text:s/>&lt;= i &lt; m { Foo(i); }</text:p>
          </table:table-cell>
        </table:table-row>
        <table:table-row>
          <table:table-cell table:style-name="TableCell1">
            <text:p text:style-name="P4"><text:span text:style-name="T2">method<text:line-break/>returns</text:span></text:p>
          </table:table-cell>
          <table:table-cell table:style-name="TableCell1">
            <text:p text:style-name="P3">subroutines</text:p>
          </table:table-cell>
          <table:table-cell table:style-name="TableCell1">
            <text:p text:style-name="P6">/* Without a return value */</text:p>
            <text:p text:style-name="P5"><text:span text:style-name="T8">method</text:span><text:s/>Hello() { <text:span text:style-name="T10">print</text:span><text:s/><text:span text:style-name="T4">“Hello Dafny”</text:span>; }</text:p>
            <text:p text:style-name="P6">/* With a return value */</text:p>
            <text:p text:style-name="P5"><text:span text:style-name="T8">method</text:span><text:s/>Norm2(x: <text:span text:style-name="T4">real</text:span>, y: <text:span text:style-name="T4">real</text:span>)</text:p>
            <text:p text:style-name="P6"><text:span text:style-name="T5"><text:s text:c="2"/></text:span><text:span text:style-name="T3">returns</text:span><text:span text:style-name="T5"><text:s/>(z: real)<text:tab/></text:span>/* return values */</text:p>
            <text:p text:style-name="P6"><text:span text:style-name="T5">{<text:tab/></text:span>/* must be named */</text:p>
            <text:p text:style-name="P5"><text:s text:c="2"/>z := x * x + y * y;</text:p>
            <text:p text:style-name="P5">}</text:p>
            <text:p text:style-name="P6">/* Multiple return values */</text:p>
            <text:p text:style-name="P5"><text:span text:style-name="T8">method</text:span><text:s/>Prod(x: <text:span text:style-name="T4">int</text:span>) <text:span text:style-name="T3">returns</text:span><text:s/>(dbl: <text:span text:style-name="T4">int</text:span>, trpl: <text:span text:style-name="T4">int</text:span>)</text:p>
            <text:p text:style-name="P5">{ dbl, trpl <text:span text:style-name="T6">:=</text:span><text:s/>x * 2, x * 3; }</text:p>
          </table:table-cell>
        </table:table-row>
        <table:table-row>
          <table:table-cell table:style-name="TableCell1">
            <text:p text:style-name="P4"><text:span text:style-name="T2">class</text:span></text:p>
          </table:table-cell>
          <table:table-cell table:style-name="TableCell1">
            <text:p text:style-name="P3">object classes</text:p>
          </table:table-cell>
          <table:table-cell table:style-name="TableCell1">
            <text:p text:style-name="P6"><text:span text:style-name="T8">class</text:span><text:span text:style-name="T9"><text:s/></text:span><text:span text:style-name="T5">Point<text:tab/></text:span>/* classes contain */</text:p>
            <text:p text:style-name="P6"><text:span text:style-name="T5">{<text:tab/></text:span>/* variables and methods */</text:p>
            <text:p text:style-name="P5"><text:s text:c="2"/><text:span text:style-name="T9">var </text:span>x: <text:span text:style-name="T4">real</text:span>, y: <text:span text:style-name="T4">real</text:span></text:p>
            <text:p text:style-name="P5"><text:s text:c="2"/><text:span text:style-name="T9">method </text:span>Dist2(that: Point) <text:span text:style-name="T9">returns </text:span>(z: <text:span text:style-name="T4">real</text:span>)</text:p>
            <text:p text:style-name="P8"><text:span text:style-name="T5"><text:s text:c="4"/></text:span><text:span text:style-name="T11">requires </text:span><text:span text:style-name="T5">that != </text:span>null</text:p>
            <text:p text:style-name="P5"><text:s text:c="2"/>{ z <text:span text:style-name="T6">:=</text:span><text:s/>Norm2(x - that.x, y - that.y); }</text:p>
            <text:p text:style-name="P5">}</text:p>
          </table:table-cell>
        </table:table-row>
        <table:table-row>
          <table:table-cell table:style-name="TableCell1">
            <text:p text:style-name="P4"><text:span text:style-name="T2">array</text:span></text:p>
          </table:table-cell>
          <table:table-cell table:style-name="TableCell1">
            <text:p text:style-name="P3">typed arrays</text:p>
          </table:table-cell>
          <table:table-cell table:style-name="TableCell1">
            <text:p text:style-name="P5"><text:span text:style-name="T9">var </text:span>a := <text:span text:style-name="T6">new</text:span><text:s/><text:span text:style-name="T4">bool</text:span>[<text:span text:style-name="T4">2</text:span>];</text:p>
            <text:p text:style-name="P5">a[0], a[1] := <text:span text:style-name="T6">true</text:span>, <text:span text:style-name="T6">false</text:span>;</text:p>
            <text:p text:style-name="P5"><text:span text:style-name="T9">method</text:span><text:s/>Find(a: <text:span text:style-name="T12">array</text:span>&lt;<text:span text:style-name="T4">int</text:span>&gt;, v: <text:span text:style-name="T4">int</text:span>)<text:line-break/><text:s text:c="2"/><text:span text:style-name="T6">returns</text:span><text:s/>(index: <text:span text:style-name="T4">int</text:span>)</text:p>
          </table:table-cell>
        </table:table-row>
      </table:table>
      <text:p text:style-name="P2"><text:span text:style-name="T2"/></text:p>
      <text:p text:style-name="P2"><text:span text:style-name="T2">Specification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2">Keyword(s)</text:span></text:p>
          </table:table-cell>
          <table:table-cell table:style-name="TableCell1">
            <text:p text:style-name="P3"><text:span text:style-name="T2">What it does</text:span></text:p>
          </table:table-cell>
          <table:table-cell table:style-name="TableCell1">
            <text:p text:style-name="P9"><text:span text:style-name="T2">Snippet</text:span></text:p>
          </table:table-cell>
        </table:table-row>
        <table:table-row>
          <table:table-cell table:style-name="TableCell1">
            <text:p text:style-name="P4"><text:span text:style-name="T2">requires</text:span></text:p>
          </table:table-cell>
          <table:table-cell table:style-name="TableCell1">
            <text:p text:style-name="P3">precondition</text:p>
          </table:table-cell>
          <table:table-cell table:style-name="TableCell1">
            <text:p text:style-name="P5"><text:span text:style-name="T9">method </text:span>Rot90(p: Point) returns (q: Point)</text:p>
            <text:p text:style-name="P8"><text:span text:style-name="T5"><text:s text:c="2"/></text:span><text:span text:style-name="T11">requires </text:span><text:span text:style-name="T5">p != </text:span>null</text:p>
            <text:p text:style-name="P5">{ q <text:span text:style-name="T6">:= new</text:span><text:s/>Point; q.x, q.y <text:span text:style-name="T6">:=</text:span><text:s/>-p.y, p.x; }</text:p>
          </table:table-cell>
        </table:table-row>
        <table:table-row>
          <table:table-cell table:style-name="TableCell1">
            <text:p text:style-name="P4"><text:span text:style-name="T2">ensures</text:span></text:p>
          </table:table-cell>
          <table:table-cell table:style-name="TableCell1">
            <text:p text:style-name="P3">postcondition</text:p>
          </table:table-cell>
          <table:table-cell table:style-name="TableCell1">
            <text:p text:style-name="P5"><text:span text:style-name="T9">method </text:span>max(a: <text:span text:style-name="T4">nat</text:span>, b: <text:span text:style-name="T4">nat</text:span>) <text:span text:style-name="T6">returns</text:span><text:s/>(m: <text:span text:style-name="T4">nat</text:span>)</text:p>
            <text:p text:style-name="P6"><text:span text:style-name="T5"><text:s text:c="2"/></text:span><text:span text:style-name="T9">ensures </text:span><text:span text:style-name="T5">m &gt;= a<text:tab/></text:span>/* can have as many */</text:p>
            <text:p text:style-name="P6"><text:span text:style-name="T5"><text:s text:c="2"/></text:span><text:span text:style-name="T9">ensures </text:span><text:span text:style-name="T5">m &gt;= b<text:tab/></text:span>/* as you like */</text:p>
            <text:p text:style-name="P5">{ <text:span text:style-name="T9">if </text:span>a &gt; b { m <text:span text:style-name="T6">:=</text:span><text:s/>a; } <text:span text:style-name="T9">else </text:span>{ m <text:span text:style-name="T6">:=</text:span><text:s/>b; } }</text:p>
          </table:table-cell>
        </table:table-row>
        <table:table-row>
          <table:table-cell table:style-name="TableCell1">
            <text:p text:style-name="P4"><text:span text:style-name="T2">assert<text:line-break/>assume</text:span></text:p>
          </table:table-cell>
          <table:table-cell table:style-name="TableCell1">
            <text:p text:style-name="P3">inline propositions</text:p>
          </table:table-cell>
          <table:table-cell table:style-name="TableCell1">
            <text:p text:style-name="P7">assume <text:span text:style-name="T7">x &gt; 1;</text:span></text:p>
            <text:p text:style-name="P5"><text:span text:style-name="T9">assert </text:span>2 * x + x / x &gt; 3;</text:p>
          </table:table-cell>
        </table:table-row>
        <table:table-row>
          <table:table-cell table:style-name="TableCell1">
            <text:p text:style-name="P4"><text:span text:style-name="T2">! &amp;&amp; ||<text:line-break/>==&gt; &lt;==<text:line-break/>&lt;==&gt;</text:span></text:p>
          </table:table-cell>
          <table:table-cell table:style-name="TableCell1">
            <text:p text:style-name="P3">logical connectives</text:p>
          </table:table-cell>
          <table:table-cell table:style-name="TableCell1">
            <text:p text:style-name="P5"><text:span text:style-name="T9">assume </text:span>(z || !z) &amp;&amp; x &gt; y;</text:p>
            <text:p text:style-name="P5"><text:span text:style-name="T9">assert </text:span>j &lt; a.Length ==&gt; a[j]*a[j] &gt;= 0;</text:p>
            <text:p text:style-name="P5"><text:span text:style-name="T6">assert</text:span><text:s/>!(a &amp;&amp; b) &lt;==&gt; !a || !b;</text:p>
          </table:table-cell>
        </table:table-row>
        <table:table-row>
          <table:table-cell table:style-name="TableCell1">
            <text:p text:style-name="P4"><text:span text:style-name="T2">forall<text:line-break/>exists</text:span></text:p>
          </table:table-cell>
          <table:table-cell table:style-name="TableCell1">
            <text:p text:style-name="P3">logical quantifiers</text:p>
          </table:table-cell>
          <table:table-cell table:style-name="TableCell1">
            <text:p text:style-name="P5"><text:span text:style-name="T9">assume forall </text:span>n: <text:span text:style-name="T4">nat </text:span>:: n &gt;= 0;<text:line-break/><text:span text:style-name="T9">assert forall </text:span>k :: k + 1 &gt; k;<text:tab/><text:span text:style-name="T13">/* inferred k:int */</text:span></text:p>
          </table:table-cell>
        </table:table-row>
        <table:table-row>
          <table:table-cell table:style-name="TableCell1">
            <text:p text:style-name="P4"><text:span text:style-name="T2">function</text:span></text:p>
            <text:p text:style-name="P4"><text:span text:style-name="T2">predicate</text:span></text:p>
          </table:table-cell>
          <table:table-cell table:style-name="TableCell1">
            <text:p text:style-name="P3">pure definitions</text:p>
          </table:table-cell>
          <table:table-cell table:style-name="TableCell1">
            <text:p text:style-name="P5"><text:span text:style-name="T9">function </text:span>min(a: <text:span text:style-name="T4">nat</text:span>, b: <text:span text:style-name="T4">nat</text:span>): <text:span text:style-name="T4">nat</text:span></text:p>
            <text:p text:style-name="P6"><text:span text:style-name="T5">{<text:tab/></text:span>/* body must be an expression */</text:p>
            <text:p text:style-name="P5"><text:s text:c="2"/><text:span text:style-name="T6">if</text:span><text:s/>a &lt; b <text:span text:style-name="T6">then</text:span><text:s/>a <text:span text:style-name="T6">else</text:span><text:s/>b </text:p>
            <text:p text:style-name="P5">}</text:p>
            <text:p text:style-name="P5"><text:span text:style-name="T9">predicate </text:span>win(a: <text:span text:style-name="T4">array</text:span>&lt;<text:span text:style-name="T4">int</text:span>&gt;, j: <text:span text:style-name="T4">int</text:span>)</text:p>
            <text:p text:style-name="P8"><text:span text:style-name="T5"><text:s text:c="2"/></text:span><text:span text:style-name="T11">requires </text:span><text:span text:style-name="T5">a != </text:span>null</text:p>
            <text:p text:style-name="P6"><text:span text:style-name="T5">{<text:tab/></text:span>/* just like function(...): bool */</text:p>
            <text:p text:style-name="P5"><text:s text:c="2"/>0 &lt;= j &lt; a.Length </text:p>
            <text:p text:style-name="P5">}</text:p>
          </table:table-cell>
        </table:table-row>
        <table:table-row>
          <table:table-cell table:style-name="TableCell1">
            <text:p text:style-name="P4"><text:span text:style-name="T2">modifies</text:span></text:p>
          </table:table-cell>
          <table:table-cell table:style-name="TableCell1">
            <text:p text:style-name="P3">framing (for methods)</text:p>
          </table:table-cell>
          <table:table-cell table:style-name="TableCell1">
            <text:p text:style-name="P6"><text:span text:style-name="T9">method </text:span><text:span text:style-name="T5">Reverse(a: </text:span><text:span text:style-name="T4">array</text:span><text:span text:style-name="T5">&lt;</text:span><text:span text:style-name="T4">int</text:span><text:span text:style-name="T5">&gt;)<text:tab/></text:span>/* not allowed to */</text:p>
            <text:p text:style-name="P6"><text:span text:style-name="T5"><text:s text:c="2"/></text:span><text:span text:style-name="T9">modifies </text:span><text:span text:style-name="T5">a<text:tab/></text:span>/* assign to elements of “a” otherwise *<text:span text:style-name="T5">/</text:span></text:p>
          </table:table-cell>
        </table:table-row>
        <table:table-row>
          <table:table-cell table:style-name="TableCell1">
            <text:p text:style-name="P4"><text:span text:style-name="T2">reads</text:span></text:p>
          </table:table-cell>
          <table:table-cell table:style-name="TableCell1">
            <text:p text:style-name="P3">framing (for functions)</text:p>
          </table:table-cell>
          <table:table-cell table:style-name="TableCell1">
            <text:p text:style-name="P6"><text:span text:style-name="T9">predicate </text:span><text:span text:style-name="T5">Sorted(a: </text:span><text:span text:style-name="T4">array</text:span><text:span text:style-name="T5">&lt;</text:span><text:span text:style-name="T4">int</text:span><text:span text:style-name="T5">&gt;)<text:tab/></text:span>/* not allowed to */<text:span text:style-name="T5"><text:line-break/><text:s text:c="2"/></text:span><text:span text:style-name="T9">reads </text:span><text:span text:style-name="T5">a<text:tab/></text:span>/* refer to “a[_]” otherwise */</text:p>
          </table:table-cell>
        </table:table-row>
        <table:table-row>
          <table:table-cell table:style-name="TableCell1">
            <text:p text:style-name="P4"><text:span text:style-name="T2">invariant</text:span></text:p>
          </table:table-cell>
          <table:table-cell table:style-name="TableCell1">
            <text:p text:style-name="P3">loop invariants</text:p>
          </table:table-cell>
          <table:table-cell table:style-name="TableCell1">
            <text:p text:style-name="P5">i <text:span text:style-name="T9">:=</text:span><text:s/>0;</text:p>
            <text:p text:style-name="P5"><text:span text:style-name="T9">while </text:span>i &lt; a.Length</text:p>
            <text:p text:style-name="P5"><text:s text:c="2"/><text:span text:style-name="T9">invariant </text:span>0 &lt;= i &lt;= a.Length</text:p>
            <text:p text:style-name="P5"><text:s text:c="2"/><text:span text:style-name="T9">invariant </text:span>forall k :: 0 &lt;= k &lt; i ==&gt; a[k] == 0</text:p>
            <text:p text:style-name="P5">{ <text:s/>a[i], i <text:span text:style-name="T9">:=</text:span><text:s/>0, i + 1; <text:s/>}</text:p>
            <text:p text:style-name="P5"><text:span text:style-name="T9">assert forall </text:span>k :: 0 &lt;= k &lt; a.Length ==&gt; a[k] == 0;</text:p>
          </table:table-cell>
        </table:table-row>
        <table:table-row>
          <table:table-cell table:style-name="TableCell1">
            <text:p text:style-name="P4"><text:span text:style-name="T2">set<text:line-break/>seq</text:span></text:p>
            <text:p text:style-name="P4"><text:span text:style-name="T2">multiset</text:span></text:p>
            <text:p text:style-name="P4"><text:span text:style-name="T2"/></text:p>
          </table:table-cell>
          <table:table-cell table:style-name="TableCell1">
            <text:p text:style-name="P3">standard data types</text:p>
          </table:table-cell>
          <table:table-cell table:style-name="TableCell1">
            <text:p text:style-name="P5"><text:span text:style-name="T9">var </text:span>s: <text:span text:style-name="T4">set</text:span>&lt;<text:span text:style-name="T4">int</text:span>&gt; <text:span text:style-name="T9">:=</text:span><text:s/>{<text:span text:style-name="T4">4</text:span>, <text:span text:style-name="T4">2</text:span>};</text:p>
            <text:p text:style-name="P8"><text:span text:style-name="T11">assert </text:span><text:span text:style-name="T4">2</text:span><text:span text:style-name="T5"><text:s/></text:span><text:span text:style-name="T11">in </text:span><text:span text:style-name="T5">s &amp;&amp; </text:span><text:span text:style-name="T4">3</text:span><text:span text:style-name="T5"><text:s/>!</text:span><text:span text:style-name="T11">in</text:span><text:span text:style-name="T5"><text:s/>s;</text:span></text:p>
            <text:p text:style-name="P5"><text:span text:style-name="T9">var </text:span>q: <text:span text:style-name="T4">seq</text:span>&lt;<text:span text:style-name="T4">int</text:span>&gt; <text:span text:style-name="T9">:=</text:span><text:s/>[<text:span text:style-name="T4">1</text:span>, <text:span text:style-name="T4">4</text:span>, <text:span text:style-name="T4">9</text:span>, <text:span text:style-name="T4">16</text:span>, <text:span text:style-name="T4">25</text:span>];</text:p>
            <text:p text:style-name="P5"><text:span text:style-name="T9">assert </text:span>q[<text:span text:style-name="T4">2</text:span>] + q[<text:span text:style-name="T4">3</text:span>] == q[<text:span text:style-name="T4">4</text:span>];</text:p>
            <text:p text:style-name="P5"><text:span text:style-name="T9">assert forall </text:span>k :: k in s ==&gt; k*k in q[<text:span text:style-name="T4">1</text:span>..];</text:p>
            <text:p text:style-name="P10"><text:span text:style-name="T9">var </text:span><text:span text:style-name="T5">t: </text:span>multiset<text:span text:style-name="T5">&lt;</text:span>bool<text:span text:style-name="T5">&gt; </text:span><text:span text:style-name="T9">:=</text:span><text:span text:style-name="T5"><text:s/></text:span>multiset<text:span text:style-name="T5">{</text:span><text:span text:style-name="T6">true</text:span><text:span text:style-name="T5">, </text:span><text:span text:style-name="T6">true</text:span><text:span text:style-name="T5">};</text:span></text:p>
            <text:p text:style-name="P10"><text:span text:style-name="T9">assert </text:span><text:span text:style-name="T5">t - </text:span>multiset<text:span text:style-name="T5">{</text:span><text:span text:style-name="T6">true</text:span><text:span text:style-name="T5">} != </text:span>multiset<text:span text:style-name="T5">{};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